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1300000113C2212350C4379F0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="solid" draw:fill-color="#006633" draw:opacity="10%" draw:textarea-horizontal-align="justify" draw:textarea-vertical-align="middle" draw:auto-grow-height="false" fo:min-height="6.95cm" fo:min-width="1.4cm" draw:shadow="hidden"/>
    </style:style>
    <style:style style:name="gr2" style:family="graphic" style:parent-style-name="standard">
      <style:graphic-properties svg:stroke-color="#eeeeee" draw:fill="solid" draw:fill-color="#006633" draw:opacity="10%" draw:textarea-horizontal-align="justify" draw:textarea-vertical-align="middle" draw:auto-grow-height="false" fo:min-height="7.45cm" fo:min-width="1.2cm" draw:shadow-opacity="27%"/>
    </style:style>
    <style:style style:name="gr3" style:family="graphic" style:parent-style-name="standard">
      <style:graphic-properties svg:stroke-color="#eeeeee" draw:fill-color="#eeeeee" draw:textarea-horizontal-align="justify" draw:textarea-vertical-align="middle" draw:auto-grow-height="false" fo:min-height="7.45cm" fo:min-width="1.5cm"/>
    </style:style>
    <style:style style:name="gr4" style:family="graphic" style:parent-style-name="standard">
      <style:graphic-properties svg:stroke-color="#ccffff" draw:fill-color="#ccffff" draw:opacity="59%" draw:textarea-horizontal-align="justify" draw:textarea-vertical-align="middle" draw:auto-grow-height="false" fo:min-height="5.45cm" fo:min-width="2.8cm"/>
    </style:style>
    <style:style style:name="gr5" style:family="graphic" style:parent-style-name="standard">
      <style:graphic-properties svg:stroke-color="#eeeeee" draw:fill-color="#cc0000" draw:opacity="16%" draw:opacity-name="" draw:textarea-horizontal-align="justify" draw:textarea-vertical-align="middle" draw:auto-grow-height="false" fo:min-height="7.45cm" fo:min-width="1.3cm"/>
    </style:style>
    <style:style style:name="gr6" style:family="graphic" style:parent-style-name="standard">
      <style:graphic-properties svg:stroke-color="#ffff00" draw:textarea-horizontal-align="justify" draw:textarea-vertical-align="middle" draw:auto-grow-height="false" fo:min-height="8.15cm" fo:min-width="5.6cm"/>
    </style:style>
    <style:style style:name="gr7" style:family="graphic" style:parent-style-name="objectwithoutfill">
      <style:graphic-properties svg:stroke-width="0.028cm" svg:stroke-color="#cc0000" draw:marker-start-width="0.242cm" draw:marker-end="Symmetric_20_Arrow" draw:marker-end-width="0.342cm" draw:fill="none" draw:textarea-vertical-align="middle" fo:padding-top="-0.011cm" fo:padding-bottom="-0.011cm" fo:padding-left="0.114cm" fo:padding-right="0.114cm"/>
    </style:style>
    <style:style style:name="gr8" style:family="graphic" style:parent-style-name="objectwithoutfill">
      <style:graphic-properties svg:stroke-width="0cm" svg:stroke-color="#006633" draw:marker-start-width="0.2cm" draw:marker-end-width="0.2cm" draw:fill="none" draw:textarea-vertical-align="middle" fo:padding-top="-0.025cm" fo:padding-bottom="-0.025cm" fo:padding-left="0.1cm" fo:padding-right="0.1cm"/>
    </style:style>
    <style:style style:name="gr9" style:family="graphic" style:parent-style-name="standard">
      <style:graphic-properties svg:stroke-width="0cm" svg:stroke-color="#c9211e" draw:marker-end="Symmetric_20_Arrow" draw:fill="solid" draw:fill-color="#c9211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3333ff" draw:fill="solid" draw:fill-color="#ccffff" draw:textarea-horizontal-align="justify" draw:textarea-vertical-align="middle" draw:auto-grow-height="false" fo:min-height="0.35cm" fo:min-width="1.8cm"/>
    </style:style>
    <style:style style:name="gr11" style:family="graphic" style:parent-style-name="standard">
      <style:graphic-properties svg:stroke-width="0cm" svg:stroke-color="#808080" draw:fill="solid" draw:fill-color="#ffff99" draw:textarea-horizontal-align="justify" draw:textarea-vertical-align="middle" draw:auto-grow-height="false" fo:min-height="0.383cm" fo:min-width="0.133cm"/>
    </style:style>
    <style:style style:name="gr12" style:family="graphic" style:parent-style-name="standard">
      <style:graphic-properties svg:stroke-color="#3333ff" draw:fill="solid" draw:fill-color="#ccffff" draw:textarea-horizontal-align="justify" draw:textarea-vertical-align="middle" draw:auto-grow-height="false" fo:min-height="0.378cm" fo:min-width="0.471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04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4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8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5cm"/>
    </style:style>
    <style:style style:name="gr19" style:family="graphic" style:parent-style-name="Objet_20_sans_20_remplissage_20_et_20_sans_20_ligne">
      <style:graphic-properties draw:textarea-vertical-align="middle" draw:ole-draw-aspect="1" style:protect="size"/>
    </style:style>
    <style:style style:name="gr20" style:family="graphic" style:parent-style-name="objectwithoutfill">
      <style:graphic-properties svg:stroke-width="0.028cm" svg:stroke-color="#0000ff" draw:marker-start-width="0.242cm" draw:marker-end="Short_20_line_20_Arrow" draw:marker-end-width="0.342cm" draw:fill="none" draw:textarea-vertical-align="middle" fo:padding-top="-0.011cm" fo:padding-bottom="-0.011cm" fo:padding-left="0.114cm" fo:padding-right="0.114cm"/>
    </style:style>
    <style:style style:name="gr21" style:family="graphic" style:parent-style-name="standard">
      <style:graphic-properties svg:stroke-color="#0000ff" draw:fill="solid" draw:fill-color="#ffff99" draw:textarea-horizontal-align="justify" draw:textarea-vertical-align="middle" draw:auto-grow-height="false" fo:min-height="0.378cm" fo:min-width="0.47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3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92cm"/>
    </style:style>
    <style:style style:name="gr27" style:family="graphic" style:parent-style-name="objectwithoutfill">
      <style:graphic-properties svg:stroke-width="0.028cm" svg:stroke-color="#801900" draw:marker-start-width="0.242cm" draw:marker-end-width="0.242cm" draw:fill="none" draw:textarea-vertical-align="middle" fo:padding-top="0.089cm" fo:padding-bottom="0.089cm" fo:padding-left="0.214cm" fo:padding-right="0.214cm"/>
    </style:style>
    <style:style style:name="P1" style:family="paragraph">
      <loext:graphic-properties draw:fill="solid" draw:fill-color="#006633" draw:opacity="10%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ccffff" draw:opacity="59%"/>
      <style:paragraph-properties fo:text-align="center"/>
    </style:style>
    <style:style style:name="P4" style:family="paragraph">
      <loext:graphic-properties draw:fill-color="#cc0000" draw:opacity="16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c9211e"/>
    </style:style>
    <style:style style:name="P7" style:family="paragraph">
      <loext:graphic-properties draw:fill="none"/>
      <style:paragraph-properties fo:text-align="center"/>
      <style:text-properties fo:color="#c9211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c9211e"/>
      <style:paragraph-properties fo:text-align="center"/>
    </style:style>
    <style:style style:name="P10" style:family="paragraph">
      <loext:graphic-properties draw:fill="solid" draw:fill-color="#ccffff"/>
      <style:paragraph-properties fo:text-align="center"/>
    </style:style>
    <style:style style:name="P11" style:family="paragraph">
      <loext:graphic-properties draw:fill="solid" draw:fill-color="#ffff99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661900" fo:font-size="11pt" fo:font-weight="bold" style:font-size-asian="11pt" style:font-weight-asian="bold" style:font-size-complex="11pt" style:font-weight-complex="bold"/>
    </style:style>
    <style:style style:name="P14" style:family="paragraph">
      <style:paragraph-properties fo:text-align="center"/>
      <style:text-properties fo:color="#0000ff"/>
    </style:style>
    <style:style style:name="P15" style:family="paragraph">
      <loext:graphic-properties draw:fill="none"/>
      <style:paragraph-properties fo:text-align="center"/>
      <style:text-properties fo:color="#0000ff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c9211e"/>
    </style:style>
    <style:style style:name="T2" style:family="text">
      <style:text-properties fo:color="#c9211e" style:text-position="sub 75%"/>
    </style:style>
    <style:style style:name="T3" style:family="text">
      <style:text-properties fo:color="#6619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style:text-position="sub 75%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9cm" svg:height="7.2cm" svg:x="17.9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7.7cm" svg:x="13.957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7.7cm" svg:x="15.8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5.7cm" svg:x="19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8cm" svg:height="7.7cm" svg:x="12cm" svg:y="1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1cm" svg:height="8.4cm" svg:x="5.8cm" svg:y="1.3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1.6cm" svg:y1="2.8cm" svg:x2="13.231cm" svg:y2="2.772cm">
          <text:p text:style-name="P6"><text:span text:style-name="T1">x</text:span><text:span text:style-name="T2">1</text:span></text:p>
          <text:p text:style-name="P6"><text:span text:style-name="T1"/></text:p>
        </draw:line>
        <draw:line draw:style-name="gr7" draw:text-style-name="P7" draw:layer="layout" svg:x1="11.6cm" svg:y1="3.8cm" svg:x2="13.231cm" svg:y2="3.772cm">
          <text:p text:style-name="P6"><text:span text:style-name="T1">x</text:span><text:span text:style-name="T2">2</text:span></text:p>
          <text:p text:style-name="P6"><text:span text:style-name="T1"/></text:p>
        </draw:line>
        <draw:line draw:style-name="gr7" draw:text-style-name="P7" draw:layer="layout" svg:x1="11.6cm" svg:y1="4.8cm" svg:x2="13.231cm" svg:y2="4.772cm">
          <text:p text:style-name="P6"><text:span text:style-name="T1">x</text:span><text:span text:style-name="T2">3</text:span></text:p>
          <text:p text:style-name="P6"><text:span text:style-name="T1"/></text:p>
        </draw:line>
        <draw:line draw:style-name="gr7" draw:text-style-name="P7" draw:layer="layout" svg:x1="11.6cm" svg:y1="6.8cm" svg:x2="13.231cm" svg:y2="6.772cm">
          <text:p text:style-name="P6"><text:span text:style-name="T1">x</text:span><text:span text:style-name="T2">782</text:span><text:span text:style-name="T1"> <text:s/></text:span></text:p>
          <text:p text:style-name="P6"><text:span text:style-name="T1"/></text:p>
        </draw:line>
        <draw:line draw:style-name="gr7" draw:text-style-name="P7" draw:layer="layout" svg:x1="11.831cm" svg:y1="7.772cm" svg:x2="13.231cm" svg:y2="7.772cm">
          <text:p text:style-name="P6"><text:span text:style-name="T1">x</text:span><text:span text:style-name="T2">783</text:span><text:span text:style-name="T1"> <text:s/></text:span></text:p>
          <text:p text:style-name="P6"><text:span text:style-name="T1"/></text:p>
        </draw:line>
        <draw:line draw:style-name="gr7" draw:text-style-name="P7" draw:layer="layout" svg:x1="11.831cm" svg:y1="8.772cm" svg:x2="13.231cm" svg:y2="8.772cm">
          <text:p text:style-name="P6"><text:span text:style-name="T1">x</text:span><text:span text:style-name="T2">784</text:span><text:span text:style-name="T1"> <text:s/></text:span></text:p>
          <text:p text:style-name="P6"><text:span text:style-name="T1"/></text:p>
        </draw:line>
        <draw:line draw:style-name="gr8" draw:text-style-name="P8" draw:layer="layout" svg:x1="13.231cm" svg:y1="2.772cm" svg:x2="16.231cm" svg:y2="2.772cm">
          <text:p/>
        </draw:line>
        <draw:line draw:style-name="gr8" draw:text-style-name="P8" draw:layer="layout" svg:x1="13.231cm" svg:y1="2.772cm" svg:x2="16.3cm" svg:y2="3.8cm">
          <text:p/>
        </draw:line>
        <draw:line draw:style-name="gr8" draw:text-style-name="P8" draw:layer="layout" svg:x1="13.231cm" svg:y1="2.772cm" svg:x2="16.231cm" svg:y2="4.772cm">
          <text:p/>
        </draw:line>
        <draw:line draw:style-name="gr8" draw:text-style-name="P8" draw:layer="layout" svg:x1="13.231cm" svg:y1="2.772cm" svg:x2="16.131cm" svg:y2="6.772cm">
          <text:p/>
        </draw:line>
        <draw:line draw:style-name="gr8" draw:text-style-name="P8" draw:layer="layout" svg:x1="13.231cm" svg:y1="2.772cm" svg:x2="16.131cm" svg:y2="7.772cm">
          <text:p/>
        </draw:line>
        <draw:line draw:style-name="gr8" draw:text-style-name="P8" draw:layer="layout" svg:x1="13.231cm" svg:y1="2.772cm" svg:x2="16.231cm" svg:y2="8.772cm">
          <text:p/>
        </draw:line>
        <draw:line draw:style-name="gr8" draw:text-style-name="P8" draw:layer="layout" svg:x1="13.231cm" svg:y1="3.772cm" svg:x2="16.231cm" svg:y2="3.772cm">
          <text:p/>
        </draw:line>
        <draw:line draw:style-name="gr8" draw:text-style-name="P8" draw:layer="layout" svg:x1="13.231cm" svg:y1="4.772cm" svg:x2="16.2cm" svg:y2="4.8cm">
          <text:p/>
        </draw:line>
        <draw:line draw:style-name="gr8" draw:text-style-name="P8" draw:layer="layout" svg:x1="13.231cm" svg:y1="6.772cm" svg:x2="16.2cm" svg:y2="6.8cm">
          <text:p/>
        </draw:line>
        <draw:line draw:style-name="gr8" draw:text-style-name="P8" draw:layer="layout" svg:x1="13.231cm" svg:y1="7.772cm" svg:x2="16.2cm" svg:y2="7.8cm">
          <text:p/>
        </draw:line>
        <draw:custom-shape draw:style-name="gr9" draw:text-style-name="P9" draw:layer="layout" svg:width="0.2cm" svg:height="0.2cm" svg:x="13.132cm" svg:y="2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cm" svg:height="0.2cm" svg:x="13.133cm" svg:y="3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cm" svg:height="0.2cm" svg:x="13.133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cm" svg:height="0.2cm" svg:x="13.133cm" svg:y="6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cm" svg:height="0.2cm" svg:x="13.133cm" svg:y="7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cm" svg:height="0.2cm" svg:x="13.133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3.231cm" svg:y1="3.772cm" svg:x2="16.231cm" svg:y2="2.772cm">
          <text:p/>
        </draw:line>
        <draw:line draw:style-name="gr8" draw:text-style-name="P8" draw:layer="layout" svg:x1="13.231cm" svg:y1="3.772cm" svg:x2="16.231cm" svg:y2="4.772cm">
          <text:p/>
        </draw:line>
        <draw:line draw:style-name="gr8" draw:text-style-name="P8" draw:layer="layout" svg:x1="13.231cm" svg:y1="3.772cm" svg:x2="16.131cm" svg:y2="6.772cm">
          <text:p/>
        </draw:line>
        <draw:line draw:style-name="gr8" draw:text-style-name="P8" draw:layer="layout" svg:x1="13.231cm" svg:y1="3.772cm" svg:x2="16.231cm" svg:y2="7.772cm">
          <text:p/>
        </draw:line>
        <draw:line draw:style-name="gr8" draw:text-style-name="P8" draw:layer="layout" svg:x1="13.231cm" svg:y1="3.772cm" svg:x2="16.231cm" svg:y2="8.772cm">
          <text:p/>
        </draw:line>
        <draw:line draw:style-name="gr8" draw:text-style-name="P8" draw:layer="layout" svg:x1="13.231cm" svg:y1="4.772cm" svg:x2="16.231cm" svg:y2="2.772cm">
          <text:p/>
        </draw:line>
        <draw:line draw:style-name="gr8" draw:text-style-name="P8" draw:layer="layout" svg:x1="13.231cm" svg:y1="4.772cm" svg:x2="16.231cm" svg:y2="3.772cm">
          <text:p/>
        </draw:line>
        <draw:line draw:style-name="gr8" draw:text-style-name="P8" draw:layer="layout" svg:x1="13.231cm" svg:y1="4.772cm" svg:x2="16.131cm" svg:y2="6.772cm">
          <text:p/>
        </draw:line>
        <draw:line draw:style-name="gr8" draw:text-style-name="P8" draw:layer="layout" svg:x1="13.231cm" svg:y1="4.772cm" svg:x2="16.131cm" svg:y2="7.772cm">
          <text:p/>
        </draw:line>
        <draw:line draw:style-name="gr8" draw:text-style-name="P8" draw:layer="layout" svg:x1="13.231cm" svg:y1="4.772cm" svg:x2="16.231cm" svg:y2="8.772cm">
          <text:p/>
        </draw:line>
        <draw:line draw:style-name="gr8" draw:text-style-name="P8" draw:layer="layout" svg:x1="13.231cm" svg:y1="6.772cm" svg:x2="16.231cm" svg:y2="2.772cm">
          <text:p/>
        </draw:line>
        <draw:line draw:style-name="gr8" draw:text-style-name="P8" draw:layer="layout" svg:x1="13.231cm" svg:y1="6.772cm" svg:x2="16.231cm" svg:y2="3.772cm">
          <text:p/>
        </draw:line>
        <draw:line draw:style-name="gr8" draw:text-style-name="P8" draw:layer="layout" svg:x1="13.231cm" svg:y1="6.772cm" svg:x2="16.231cm" svg:y2="4.772cm">
          <text:p/>
        </draw:line>
        <draw:line draw:style-name="gr8" draw:text-style-name="P8" draw:layer="layout" svg:x1="13.231cm" svg:y1="6.772cm" svg:x2="16.131cm" svg:y2="7.772cm">
          <text:p/>
        </draw:line>
        <draw:line draw:style-name="gr8" draw:text-style-name="P8" draw:layer="layout" svg:x1="13.231cm" svg:y1="6.772cm" svg:x2="16.231cm" svg:y2="8.772cm">
          <text:p/>
        </draw:line>
        <draw:line draw:style-name="gr8" draw:text-style-name="P8" draw:layer="layout" svg:x1="13.231cm" svg:y1="7.772cm" svg:x2="16.231cm" svg:y2="2.772cm">
          <text:p/>
        </draw:line>
        <draw:line draw:style-name="gr8" draw:text-style-name="P8" draw:layer="layout" svg:x1="13.231cm" svg:y1="7.772cm" svg:x2="16.231cm" svg:y2="3.772cm">
          <text:p/>
        </draw:line>
        <draw:line draw:style-name="gr8" draw:text-style-name="P8" draw:layer="layout" svg:x1="13.231cm" svg:y1="7.772cm" svg:x2="16.231cm" svg:y2="4.772cm">
          <text:p/>
        </draw:line>
        <draw:line draw:style-name="gr8" draw:text-style-name="P8" draw:layer="layout" svg:x1="13.231cm" svg:y1="7.772cm" svg:x2="16.231cm" svg:y2="6.772cm">
          <text:p/>
        </draw:line>
        <draw:line draw:style-name="gr8" draw:text-style-name="P8" draw:layer="layout" svg:x1="13.231cm" svg:y1="7.772cm" svg:x2="16.231cm" svg:y2="8.772cm">
          <text:p/>
        </draw:line>
        <draw:line draw:style-name="gr8" draw:text-style-name="P8" draw:layer="layout" svg:x1="13.231cm" svg:y1="8.772cm" svg:x2="16.231cm" svg:y2="2.772cm">
          <text:p/>
        </draw:line>
        <draw:line draw:style-name="gr8" draw:text-style-name="P8" draw:layer="layout" svg:x1="13.231cm" svg:y1="8.772cm" svg:x2="16.231cm" svg:y2="3.772cm">
          <text:p/>
        </draw:line>
        <draw:line draw:style-name="gr8" draw:text-style-name="P8" draw:layer="layout" svg:x1="13.231cm" svg:y1="8.772cm" svg:x2="16.231cm" svg:y2="6.772cm">
          <text:p/>
        </draw:line>
        <draw:line draw:style-name="gr8" draw:text-style-name="P8" draw:layer="layout" svg:x1="13.231cm" svg:y1="8.772cm" svg:x2="16.231cm" svg:y2="7.772cm">
          <text:p/>
        </draw:line>
        <draw:line draw:style-name="gr8" draw:text-style-name="P8" draw:layer="layout" svg:x1="13.231cm" svg:y1="8.772cm" svg:x2="16.2cm" svg:y2="8.8cm">
          <text:p/>
        </draw:line>
        <draw:custom-shape draw:style-name="gr10" draw:text-style-name="P10" draw:layer="layout" svg:width="2.3cm" svg:height="0.6cm" svg:x="6.602cm" svg:y="2.472cm">
          <text:p text:style-name="P5">pixel 1 [0 ; 255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16.631cm" svg:y1="2.772cm" svg:x2="20.631cm" svg:y2="3.772cm">
          <text:p/>
        </draw:line>
        <draw:line draw:style-name="gr8" draw:text-style-name="P8" draw:layer="layout" svg:x1="16.631cm" svg:y1="3.772cm" svg:x2="20.631cm" svg:y2="3.772cm">
          <text:p/>
        </draw:line>
        <draw:line draw:style-name="gr8" draw:text-style-name="P8" draw:layer="layout" svg:x1="16.531cm" svg:y1="4.772cm" svg:x2="20.631cm" svg:y2="3.772cm">
          <text:p/>
        </draw:line>
        <draw:line draw:style-name="gr8" draw:text-style-name="P8" draw:layer="layout" svg:x1="16.631cm" svg:y1="6.772cm" svg:x2="20.631cm" svg:y2="3.772cm">
          <text:p/>
        </draw:line>
        <draw:line draw:style-name="gr8" draw:text-style-name="P8" draw:layer="layout" svg:x1="16.631cm" svg:y1="7.772cm" svg:x2="20.631cm" svg:y2="3.772cm">
          <text:p/>
        </draw:line>
        <draw:line draw:style-name="gr8" draw:text-style-name="P8" draw:layer="layout" svg:x1="16.531cm" svg:y1="8.772cm" svg:x2="20.631cm" svg:y2="3.772cm">
          <text:p/>
        </draw:line>
        <draw:line draw:style-name="gr8" draw:text-style-name="P8" draw:layer="layout" svg:x1="16.631cm" svg:y1="3.772cm" svg:x2="20.631cm" svg:y2="4.772cm">
          <text:p/>
        </draw:line>
        <draw:line draw:style-name="gr8" draw:text-style-name="P8" draw:layer="layout" svg:x1="16.631cm" svg:y1="2.772cm" svg:x2="20.631cm" svg:y2="4.772cm">
          <text:p/>
        </draw:line>
        <draw:line draw:style-name="gr8" draw:text-style-name="P8" draw:layer="layout" svg:x1="16.631cm" svg:y1="4.772cm" svg:x2="20.631cm" svg:y2="4.772cm">
          <text:p/>
        </draw:line>
        <draw:line draw:style-name="gr8" draw:text-style-name="P8" draw:layer="layout" svg:x1="16.631cm" svg:y1="6.872cm" svg:x2="20.631cm" svg:y2="4.772cm">
          <text:p/>
        </draw:line>
        <draw:line draw:style-name="gr8" draw:text-style-name="P8" draw:layer="layout" svg:x1="16.631cm" svg:y1="7.772cm" svg:x2="20.631cm" svg:y2="4.772cm">
          <text:p/>
        </draw:line>
        <draw:line draw:style-name="gr8" draw:text-style-name="P8" draw:layer="layout" svg:x1="16.631cm" svg:y1="8.772cm" svg:x2="20.631cm" svg:y2="4.772cm">
          <text:p/>
        </draw:line>
        <draw:line draw:style-name="gr8" draw:text-style-name="P8" draw:layer="layout" svg:x1="16.631cm" svg:y1="6.772cm" svg:x2="20.631cm" svg:y2="6.772cm">
          <text:p/>
        </draw:line>
        <draw:line draw:style-name="gr8" draw:text-style-name="P8" draw:layer="layout" svg:x1="16.631cm" svg:y1="2.772cm" svg:x2="20.631cm" svg:y2="6.772cm">
          <text:p/>
        </draw:line>
        <draw:line draw:style-name="gr8" draw:text-style-name="P8" draw:layer="layout" svg:x1="16.631cm" svg:y1="3.772cm" svg:x2="20.631cm" svg:y2="6.772cm">
          <text:p/>
        </draw:line>
        <draw:line draw:style-name="gr8" draw:text-style-name="P8" draw:layer="layout" svg:x1="16.631cm" svg:y1="4.772cm" svg:x2="20.631cm" svg:y2="6.772cm">
          <text:p/>
        </draw:line>
        <draw:line draw:style-name="gr8" draw:text-style-name="P8" draw:layer="layout" svg:x1="16.631cm" svg:y1="7.772cm" svg:x2="20.631cm" svg:y2="6.772cm">
          <text:p/>
        </draw:line>
        <draw:line draw:style-name="gr8" draw:text-style-name="P8" draw:layer="layout" svg:x1="16.631cm" svg:y1="8.772cm" svg:x2="20.631cm" svg:y2="6.772cm">
          <text:p/>
        </draw:line>
        <draw:line draw:style-name="gr8" draw:text-style-name="P8" draw:layer="layout" svg:x1="16.631cm" svg:y1="7.772cm" svg:x2="20.631cm" svg:y2="7.772cm">
          <text:p/>
        </draw:line>
        <draw:line draw:style-name="gr8" draw:text-style-name="P8" draw:layer="layout" svg:x1="16.631cm" svg:y1="8.772cm" svg:x2="20.631cm" svg:y2="7.772cm">
          <text:p/>
        </draw:line>
        <draw:line draw:style-name="gr8" draw:text-style-name="P8" draw:layer="layout" svg:x1="16.631cm" svg:y1="6.772cm" svg:x2="20.631cm" svg:y2="7.772cm">
          <text:p/>
        </draw:line>
        <draw:line draw:style-name="gr8" draw:text-style-name="P8" draw:layer="layout" svg:x1="16.631cm" svg:y1="4.772cm" svg:x2="20.631cm" svg:y2="7.772cm">
          <text:p/>
        </draw:line>
        <draw:line draw:style-name="gr8" draw:text-style-name="P8" draw:layer="layout" svg:x1="16.631cm" svg:y1="3.772cm" svg:x2="20.631cm" svg:y2="7.772cm">
          <text:p/>
        </draw:line>
        <draw:line draw:style-name="gr8" draw:text-style-name="P8" draw:layer="layout" svg:x1="16.631cm" svg:y1="2.772cm" svg:x2="20.631cm" svg:y2="7.772cm">
          <text:p/>
        </draw:line>
        <draw:custom-shape draw:style-name="gr11" draw:text-style-name="P11" draw:layer="layout" svg:width="0.895cm" svg:height="0.895cm" svg:x="16.164cm" svg:y="3.352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895cm" svg:height="0.895cm" svg:x="16.164cm" svg:y="6.356cm">
          <text:p text:style-name="P5">78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895cm" svg:height="0.895cm" svg:x="16.164cm" svg:y="7.356cm">
          <text:p text:style-name="P5">78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895cm" svg:height="0.895cm" svg:x="16.164cm" svg:y="2.3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895cm" svg:height="0.895cm" svg:x="16.164cm" svg:y="4.356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895cm" svg:height="0.895cm" svg:x="16.164cm" svg:y="8.336cm">
          <text:p text:style-name="P5">78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3cm" svg:height="0.6cm" svg:x="6.602cm" svg:y="3.472cm">
          <text:p text:style-name="P5">pixel 2 [0 ; 255]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3cm" svg:height="0.6cm" svg:x="6.602cm" svg:y="4.472cm">
          <text:p text:style-name="P5">pixel 3 [0 ; 255]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3cm" svg:height="0.6cm" svg:x="6.602cm" svg:y="6.472cm">
          <text:p text:style-name="P5">pixel 782 [0 ; 255]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3cm" svg:height="0.6cm" svg:x="6.602cm" svg:y="7.472cm">
          <text:p text:style-name="P5">pixel 783 [0 ; 255]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3cm" svg:height="0.6cm" svg:x="6.602cm" svg:y="8.472cm">
          <text:p text:style-name="P5">pixel 784 [0 ; 255]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971cm" svg:height="0.628cm" svg:x="10.592cm" svg:y="2.472cm">
          <text:p text:style-name="P5">[0. ; 1.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xml:id="id1" draw:id="id1" draw:layer="layout" svg:width="1.3cm" svg:height="1.357cm" svg:x="4.1cm" svg:y="5.109cm">
          <draw:image xlink:href="Pictures/100000000000011300000113C2212350C4379F01.png" xlink:type="simple" xlink:show="embed" xlink:actuate="onLoad" loext:mime-type="image/png">
            <text:p/>
          </draw:image>
        </draw:frame>
        <draw:frame draw:style-name="gr14" draw:text-style-name="P12" draw:layer="layout" svg:width="2.365cm" svg:height="0.887cm" svg:x="3.7cm" svg:y="6.431cm">
          <draw:text-box>
            <text:p>image 28 x 28 </text:p>
            <text:p>→ 784 pixels</text:p>
          </draw:text-box>
        </draw:frame>
        <draw:connector draw:style-name="gr15" draw:text-style-name="P8" draw:layer="layout" draw:type="curve" svg:x1="5.4cm" svg:y1="5.787cm" svg:x2="6.483cm" svg:y2="5.774cm" draw:start-shape="id1" draw:start-glue-point="1" svg:d="M5400 5787c1188 0 647-13 1083-13" svg:viewBox="0 0 1084 14">
          <text:p/>
        </draw:connector>
        <draw:frame draw:style-name="gr16" draw:text-style-name="P12" draw:layer="layout" svg:width="2.648cm" svg:height="0.569cm" svg:x="4.1cm" svg:y="4.6cm">
          <draw:text-box>
            <text:p>matrice→vecteur</text:p>
          </draw:text-box>
        </draw:frame>
        <draw:connector draw:style-name="gr15" draw:text-style-name="P8" draw:layer="layout" draw:type="curve" svg:x1="9.191cm" svg:y1="5.654cm" svg:x2="10.483cm" svg:y2="5.774cm" svg:d="M9191 5654c969 0 323 120 1292 120" svg:viewBox="0 0 1293 121">
          <text:p/>
        </draw:connector>
        <draw:frame draw:style-name="gr17" draw:text-style-name="P12" draw:layer="layout" svg:width="2.187cm" svg:height="0.569cm" svg:x="8.346cm" svg:y="5.167cm">
          <draw:text-box>
            <text:p>normalisation</text:p>
          </draw:text-box>
        </draw:frame>
        <draw:custom-shape draw:style-name="gr12" draw:text-style-name="P10" draw:layer="layout" svg:width="0.971cm" svg:height="0.628cm" svg:x="10.592cm" svg:y="3.472cm">
          <text:p text:style-name="P5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971cm" svg:height="0.628cm" svg:x="10.592cm" svg:y="4.472cm">
          <text:p text:style-name="P5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971cm" svg:height="0.628cm" svg:x="10.592cm" svg:y="6.472cm">
          <text:p text:style-name="P5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971cm" svg:height="0.628cm" svg:x="10.592cm" svg:y="7.472cm">
          <text:p text:style-name="P5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971cm" svg:height="0.628cm" svg:x="10.592cm" svg:y="8.472cm">
          <text:p text:style-name="P5">[0. ; 1.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7cm" svg:height="1.115cm" svg:x="6.2cm" svg:y="1.275cm">
          <draw:text-box>
            <text:p><text:span text:style-name="T3">Pré-traitement des données </text:span></text:p>
            <text:p><text:span text:style-name="T3"><text:s text:c="17"/></text:span><text:span text:style-name="T3">d’entrée</text:span></text:p>
          </draw:text-box>
        </draw:frame>
        <draw:frame draw:style-name="gr19" draw:text-style-name="P5" draw:layer="layout" svg:width="0.33cm" svg:height="0.385cm" svg:x="9.623cm" svg:y="5.9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20" draw:text-style-name="P15" draw:layer="layout" svg:x1="20.7cm" svg:y1="3.8cm" svg:x2="22.1cm" svg:y2="3.8cm">
          <text:p text:style-name="P14"><text:span text:style-name="T4">y</text:span><text:span text:style-name="T5">1</text:span></text:p>
          <text:p text:style-name="P14"><text:span text:style-name="T4"/></text:p>
        </draw:line>
        <draw:line draw:style-name="gr20" draw:text-style-name="P15" draw:layer="layout" svg:x1="20.7cm" svg:y1="4.657cm" svg:x2="22.1cm" svg:y2="4.657cm">
          <text:p text:style-name="P14"><text:span text:style-name="T4">y</text:span><text:span text:style-name="T5">2</text:span></text:p>
          <text:p text:style-name="P14"><text:span text:style-name="T4"/></text:p>
        </draw:line>
        <draw:line draw:style-name="gr20" draw:text-style-name="P15" draw:layer="layout" svg:x1="20.7cm" svg:y1="6.757cm" svg:x2="22.1cm" svg:y2="6.757cm">
          <text:p text:style-name="P14"><text:span text:style-name="T4">y</text:span><text:span text:style-name="T5">9</text:span></text:p>
          <text:p text:style-name="P14"><text:span text:style-name="T4"/></text:p>
        </draw:line>
        <draw:line draw:style-name="gr20" draw:text-style-name="P15" draw:layer="layout" svg:x1="20.7cm" svg:y1="7.757cm" svg:x2="22.1cm" svg:y2="7.757cm">
          <text:p text:style-name="P14"><text:span text:style-name="T4">y</text:span><text:span text:style-name="T5">10</text:span></text:p>
          <text:p text:style-name="P14"><text:span text:style-name="T4"/></text:p>
        </draw:line>
        <draw:custom-shape draw:style-name="gr11" draw:text-style-name="P11" draw:layer="layout" svg:width="0.895cm" svg:height="0.895cm" svg:x="20.205cm" svg:y="3.328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895cm" svg:height="0.895cm" svg:x="20.205cm" svg:y="6.332cm">
          <text:p text:style-name="P5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895cm" svg:height="0.895cm" svg:x="20.205cm" svg:y="7.332cm">
          <text:p text:style-name="P5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895cm" svg:height="0.895cm" svg:x="20.205cm" svg:y="4.332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971cm" svg:height="0.628cm" svg:x="22.129cm" svg:y="3.472cm">
          <text:p text:style-name="P5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0.971cm" svg:height="0.628cm" svg:x="22.129cm" svg:y="4.372cm">
          <text:p text:style-name="P5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0.971cm" svg:height="0.628cm" svg:x="22.129cm" svg:y="6.372cm">
          <text:p text:style-name="P5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0.971cm" svg:height="0.628cm" svg:x="22.129cm" svg:y="7.372cm">
          <text:p text:style-name="P5">[0. ; 1.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1.937cm" svg:height="0.569cm" svg:x="12cm" svg:y="1.9cm">
          <draw:text-box>
            <text:p><text:span text:style-name="T6">Input layer</text:span></text:p>
          </draw:text-box>
        </draw:frame>
        <draw:frame draw:style-name="gr23" draw:text-style-name="P16" draw:layer="layout" svg:width="2.17cm" svg:height="0.569cm" svg:x="20.43cm" svg:y="2.631cm">
          <draw:text-box>
            <text:p><text:span text:style-name="T6">Output layer</text:span></text:p>
          </draw:text-box>
        </draw:frame>
        <draw:frame draw:style-name="gr24" draw:text-style-name="P16" draw:layer="layout" svg:width="2.174cm" svg:height="0.569cm" svg:x="15.601cm" svg:y="1.801cm">
          <draw:text-box>
            <text:p><text:span text:style-name="T6">hidden layer</text:span></text:p>
          </draw:text-box>
        </draw:frame>
        <draw:frame draw:style-name="gr25" draw:text-style-name="P12" draw:layer="layout" svg:width="1.933cm" svg:height="0.887cm" svg:x="13.8cm" svg:y="8.8cm">
          <draw:text-box>
            <text:p><text:s/>785 x 784 </text:p>
            <text:p>paramètres</text:p>
          </draw:text-box>
        </draw:frame>
        <draw:frame draw:style-name="gr26" draw:text-style-name="P12" draw:layer="layout" svg:width="2.094cm" svg:height="0.887cm" svg:x="17.701cm" svg:y="8.501cm">
          <draw:text-box>
            <text:p><text:s text:c="4"/>785 x 10 </text:p>
            <text:p><text:s text:c="2"/>paramètres</text:p>
          </draw:text-box>
        </draw:frame>
        <draw:line draw:style-name="gr27" draw:text-style-name="P8" draw:layer="layout" svg:x1="6.5cm" svg:y1="2.3cm" svg:x2="6.5cm" svg:y2="9.3cm">
          <text:p/>
        </draw:line>
        <draw:line draw:style-name="gr27" draw:text-style-name="P8" draw:layer="layout" svg:x1="9cm" svg:y1="2.3cm" svg:x2="9cm" svg:y2="9.3cm">
          <text:p/>
        </draw:line>
        <draw:line draw:style-name="gr27" draw:text-style-name="P8" draw:layer="layout" svg:x1="10.4cm" svg:y1="2.3cm" svg:x2="10.4cm" svg:y2="9.3cm">
          <text:p/>
        </draw:line>
        <draw:line draw:style-name="gr27" draw:text-style-name="P8" draw:layer="layout" svg:x1="11.7cm" svg:y1="2.3cm" svg:x2="11.7cm" svg:y2="9.3cm">
          <text:p/>
        </draw:line>
        <draw:line draw:style-name="gr27" draw:text-style-name="P8" draw:layer="layout" svg:x1="6.5cm" svg:y1="2.3cm" svg:x2="6.8cm" svg:y2="2.3cm">
          <text:p/>
        </draw:line>
        <draw:line draw:style-name="gr27" draw:text-style-name="P8" draw:layer="layout" svg:x1="6.5cm" svg:y1="9.3cm" svg:x2="6.8cm" svg:y2="9.3cm">
          <text:p/>
        </draw:line>
        <draw:line draw:style-name="gr27" draw:text-style-name="P8" draw:layer="layout" svg:x1="8.7cm" svg:y1="2.3cm" svg:x2="9cm" svg:y2="2.3cm">
          <text:p/>
        </draw:line>
        <draw:line draw:style-name="gr27" draw:text-style-name="P8" draw:layer="layout" svg:x1="8.7cm" svg:y1="9.3cm" svg:x2="9cm" svg:y2="9.3cm">
          <text:p/>
        </draw:line>
        <draw:line draw:style-name="gr27" draw:text-style-name="P8" draw:layer="layout" svg:x1="10.4cm" svg:y1="2.3cm" svg:x2="10.7cm" svg:y2="2.3cm">
          <text:p/>
        </draw:line>
        <draw:line draw:style-name="gr27" draw:text-style-name="P8" draw:layer="layout" svg:x1="10.4cm" svg:y1="9.3cm" svg:x2="10.7cm" svg:y2="9.3cm">
          <text:p/>
        </draw:line>
        <draw:line draw:style-name="gr27" draw:text-style-name="P8" draw:layer="layout" svg:x1="11.4cm" svg:y1="2.3cm" svg:x2="11.7cm" svg:y2="2.3cm">
          <text:p/>
        </draw:line>
        <draw:line draw:style-name="gr27" draw:text-style-name="P8" draw:layer="layout" svg:x1="11.4cm" svg:y1="9.3cm" svg:x2="11.7cm" svg:y2="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1900" draw:marker-start-width="0.2cm" draw:marker-start-center="false" draw:marker-end-width="0.2cm" draw:marker-end-center="false" draw:fill="solid" draw:fill-color="#ffff99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3399ff" draw:marker-start-width="0.35cm" draw:marker-end-width="0.35cm" draw:fill="none"/>
      <style:text-properties fo:color="#661900" style:text-underline-style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luc Charles</meta:initial-creator>
    <meta:creation-date>2018-10-23T07:56:40.032983657</meta:creation-date>
    <dc:date>2019-07-01T17:33:46.616382636</dc:date>
    <dc:creator>jean-luc Charles</dc:creator>
    <meta:editing-duration>PT1H49M32S</meta:editing-duration>
    <meta:editing-cycles>23</meta:editing-cycles>
    <meta:generator>LibreOffice/6.2.2.2$Linux_X86_64 LibreOffice_project/20$Build-2</meta:generator>
    <meta:document-statistic meta:object-count="132"/>
  </office:meta>
</office:document-meta>
</file>

<file path=Object 1/content.xml><?xml version="1.0" encoding="utf-8"?>
<math xmlns="http://www.w3.org/1998/Math/MathML" display="block">
  <semantics>
    <mi mathvariant="normal">ℝ</mi>
    <annotation encoding="StarMath 5.0">
setR</annotation>
  </semantics>
</math>
</file>